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07a67" officeooo:paragraph-rsid="00007a67"/>
    </style:style>
    <style:style style:name="P8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00ea88" officeooo:paragraph-rsid="0000ea88"/>
    </style:style>
    <style:style style:name="P10" style:family="paragraph" style:parent-style-name="Table_20_Contents">
      <style:text-properties officeooo:rsid="0002c7f6" officeooo:paragraph-rsid="0002c7f6"/>
    </style:style>
    <style:style style:name="P11" style:family="paragraph" style:parent-style-name="Table_20_Contents">
      <style:text-properties officeooo:rsid="0004186e" officeooo:paragraph-rsid="0004186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9">#include &lt;sys/types.h&gt;</text:p>
            <text:p text:style-name="P9">#include &lt;limits.h&gt;</text:p>
            <text:p text:style-name="P9">#include &lt;unistd.h&gt;</text:p>
            <text:p text:style-name="P9">#include &lt;sys/stat.h&gt;</text:p>
            <text:p text:style-name="P9">#include &lt;stdio.h&gt;</text:p>
            <text:p text:style-name="P9">#include &lt;stdlib.h&gt;</text:p>
            <text:p text:style-name="P9">#include &lt;signal.h&gt;</text:p>
            <text:p text:style-name="P9">#include &lt;errno.h&gt;</text:p>
            <text:p text:style-name="P9"/>
            <text:p text:style-name="P9">int contador[30] = {0,0,0,0,0,0,0,0,0,0,</text:p>
            <text:p text:style-name="P9"><text:s text:c="20"/>0,0,0,0,0,0,0,0,0,0,</text:p>
            <text:p text:style-name="P9"><text:s text:c="20"/>0,0,0,0,0,0,0,0,0,0};</text:p>
            <text:p text:style-name="P9">static void sig_USR_hdlr( int i ){</text:p>
            <text:p text:style-name="P9"/>
            <text:p text:style-name="P9"><text:s text:c="4"/>contador[i]++;</text:p>
            <text:p text:style-name="P9"><text:s text:c="4"/>printf("\n La señal %d , se ha realizado %d veces. " , i , contador[i]);</text:p>
            <text:p text:style-name="P9"/>
            <text:p text:style-name="P9">}</text:p>
            <text:p text:style-name="P9"/>
            <text:p text:style-name="P9">int main ( int argc , char *argv[]){</text:p>
            <text:p text:style-name="P9"/>
            <text:p text:style-name="P9"><text:s text:c="4"/>struct sigaction sig_USR_nact;</text:p>
            <text:p text:style-name="P9"><text:s text:c="4"/>sig_USR_nact.sa_handler = sig_USR_hdlr;</text:p>
            <text:p text:style-name="P9"><text:s text:c="4"/>sigemptyset(&amp;sig_USR_nact.sa_mask);</text:p>
            <text:p text:style-name="P9"/>
            <text:p text:style-name="P9"><text:s text:c="4"/>sig_USR_nact.sa_flags = SA_RESTART;</text:p>
            <text:p text:style-name="P9"/>
            <text:p text:style-name="P9"><text:s text:c="4"/>int i;</text:p>
            <text:p text:style-name="P9"><text:soft-page-break/><text:s text:c="4"/>for ( i = 1 ; i&lt;=60 ; i++){</text:p>
            <text:p text:style-name="P9"><text:s text:c="8"/>if (sigaction(i, &amp;sig_USR_nact, NULL) &lt; 0){</text:p>
            <text:p text:style-name="P9"><text:s text:c="12"/>printf("error en el manejador");</text:p>
            <text:p text:style-name="P9"><text:s text:c="8"/>}</text:p>
            <text:p text:style-name="P9"><text:s text:c="4"/>}</text:p>
            <text:p text:style-name="P9"/>
            <text:p text:style-name="P9"><text:s text:c="4"/>while(1);</text:p>
            <text:p text:style-name="P9"/>
            <text:p text:style-name="P9"/>
            <text:p text:style-name="P9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Este es el codigo del programa:</text:p>
            <text:p text:style-name="P10">#include &lt;signal.h&gt;</text:p>
            <text:p text:style-name="P10">#include &lt;stdio.h&gt;</text:p>
            <text:p text:style-name="P10">#include &lt;string.h&gt;</text:p>
            <text:p text:style-name="P10">#include &lt;unistd.h&gt;</text:p>
            <text:p text:style-name="P10"/>
            <text:p text:style-name="P10">int main( int argc, char *argv[]){</text:p>
            <text:p text:style-name="P10"/>
            <text:p text:style-name="P10"><text:s text:c="4"/>sigset_t mascara;</text:p>
            <text:p text:style-name="P10"/>
            <text:p text:style-name="P10"><text:s text:c="4"/>sigemptyset( &amp;mascara );</text:p>
            <text:p text:style-name="P10"/>
            <text:p text:style-name="P10"><text:s text:c="4"/>sigfillset( &amp;mascara );</text:p>
            <text:p text:style-name="P10"/>
            <text:p text:style-name="P10"><text:soft-page-break/><text:s text:c="4"/>sigdelset( &amp;mascara, SIGUSR1 );</text:p>
            <text:p text:style-name="P10"/>
            <text:p text:style-name="P10"><text:s text:c="4"/>sigsuspend( &amp;mascara );</text:p>
            <text:p text:style-name="P10"><text:s text:c="4"/></text:p>
            <text:p text:style-name="P10">}</text:p>
            <text:p text:style-name="P10"/>
            <text:p text:style-name="P10">Desde otro terminal aberiguo su pid con “pidof ejercicio3” y luego le mando la señal SIGUSR1 con el teclado escribiendo “kill -10 2945”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P11">Este programa bloquea la señal SIGTERM durante diez segundos, si se hace un kill( manda la señal SIGTERM por defecto) desde otro terminal a ese proceso durante esos diez segundo, el programa después de dormir detecta el bit de esa señal y dice que ha recibido esa señal, si no se hace nada el programa acaba sin imprimir nada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2-04T09:54:45.099121770</dc:date>
    <meta:print-date>2012-01-06T19:20:30.34</meta:print-date>
    <meta:editing-cycles>189</meta:editing-cycles>
    <meta:editing-duration>PT22H10M47S</meta:editing-duration>
    <meta:document-statistic meta:table-count="9" meta:image-count="1" meta:object-count="0" meta:page-count="4" meta:paragraph-count="59" meta:word-count="357" meta:character-count="2397" meta:non-whitespace-character-count="1955"/>
    <meta:user-defined meta:name="Información 1"/>
    <meta:user-defined meta:name="Información 2"/>
    <meta:user-defined meta:name="Información 3"/>
    <meta:user-defined meta:name="Información 4"/>
  </office:meta>
</office:document-meta>
</file>